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>
            <text:p>Times</text:p>
          </table:table-cell>
          <table:table-cell table:style-name="Default" office:value-type="string">
            <text:p>Subject</text:p>
          </table:table-cell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>
            <text:p>6:30 P.M. – <text:s/>7:30 P.M</text:p>
          </table:table-cell>
          <table:table-cell table:style-name="ce2" office:value-type="string">
            <text:p>Intro</text:p>
          </table:table-cell>
          <table:table-cell/>
          <table:table-cell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>
            <text:p>6:30 P.M. – 8:30 P.M.</text:p>
          </table:table-cell>
          <table:table-cell office:value-type="string">
            <text:p>Plain Old Data Types</text:p>
          </table:table-cell>
          <table:table-cell/>
          <table:table-cell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office:value-type="string">
            <text:p>6:30 P.M. – 8:00 P.M.</text:p>
          </table:table-cell>
          <table:table-cell office:value-type="string">
            <text:p>Keywords</text:p>
          </table:table-cell>
          <table:table-cell/>
          <table:table-cell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 table:style-name="ce3" office:value-type="date" office:date-value="2017-01-03">
            <text:p>01/03/17</text:p>
          </table:table-cell>
          <table:table-cell office:value-type="string">
            <text:p>6:30 P.M – 8:00 P.M.</text:p>
          </table:table-cell>
          <table:table-cell office:value-type="string">
            <text:p>Made a Calculator</text:p>
          </table:table-cell>
          <table:table-cell/>
          <table:table-cell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 table:style-name="ce3" office:value-type="date" office:date-value="2017-01-10">
            <text:p>01/10/17</text:p>
          </table:table-cell>
          <table:table-cell office:value-type="string">
            <text:p>6:00 P.M. – </text:p>
          </table:table-cell>
          <table:table-cell office:value-type="string">
            <text:p>Reading</text:p>
          </table:table-cell>
          <table:table-cell/>
          <table:table-cell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3">
            <text:p>01/03/17</text:p>
          </table:table-cell>
          <table:table-cell office:value-type="string" table:number-columns-spanned="2" table:number-rows-spanned="1">
            <text:p>11:00 A.M – 12:30 P.M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5">
            <text:p>01/05/17</text:p>
          </table:table-cell>
          <table:table-cell office:value-type="string" table:number-columns-spanned="2" table:number-rows-spanned="1">
            <text:p>1:30 P.M. – <text:s/>3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9">
            <text:p>01/09/17</text:p>
          </table:table-cell>
          <table:table-cell office:value-type="string" table:number-columns-spanned="2" table:number-rows-spanned="1">
            <text:p>10:30 A.M. – 12:00 P.M</text:p>
          </table:table-cell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1/10/2017</text:date>, <text:time>18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7-01-10T18:21:15.47</dc:date>
    <dc:creator>Vaneesa Travis</dc:creator>
    <meta:editing-duration>PT2H56M16S</meta:editing-duration>
    <meta:editing-cycles>17</meta:editing-cycles>
    <meta:generator>OpenOffice/4.1.2$Win32 OpenOffice.org_project/412m3$Build-9782</meta:generator>
    <meta:document-statistic meta:table-count="3" meta:cell-count="40" meta:object-count="0"/>
  </office:meta>
</office:document-meta>
</file>